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e9ac9" officeooo:paragraph-rsid="001e9ac9"/>
    </style:style>
    <style:style style:name="P2" style:family="paragraph" style:parent-style-name="Standard">
      <style:text-properties fo:language="zxx" fo:country="none" officeooo:rsid="001e9ac9" officeooo:paragraph-rsid="001e9ac9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e9ac9" officeooo:paragraph-rsid="001fa837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e9ac9" officeooo:paragraph-rsid="0021248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fa837" officeooo:paragraph-rsid="001fa837" style:language-asian="zxx" style:country-asian="none" style:language-complex="zxx" style:country-complex="none"/>
    </style:style>
    <style:style style:name="P6" style:family="paragraph" style:parent-style-name="Standard">
      <style:text-properties officeooo:paragraph-rsid="002262fb"/>
    </style:style>
    <style:style style:name="T1" style:family="text">
      <style:text-properties fo:language="zxx" fo:country="none" officeooo:rsid="001e9ac9" style:language-asian="zxx" style:country-asian="none" style:language-complex="zxx" style:country-complex="none"/>
    </style:style>
    <style:style style:name="T2" style:family="text">
      <style:text-properties fo:language="zxx" fo:country="none" officeooo:rsid="00212481" style:language-asian="zxx" style:country-asian="none" style:language-complex="zxx" style:country-complex="none"/>
    </style:style>
    <style:style style:name="T3" style:family="text">
      <style:text-properties fo:language="zxx" fo:country="none" officeooo:rsid="002262fb" style:language-asian="zxx" style:country-asian="none" style:language-complex="zxx" style:country-complex="none"/>
    </style:style>
    <style:style style:name="T4" style:family="text">
      <style:text-properties officeooo:rsid="001fa837"/>
    </style:style>
    <style:style style:name="T5" style:family="text">
      <style:text-properties officeooo:rsid="00212481"/>
    </style:style>
    <style:style style:name="T6" style:family="text">
      <style:text-properties officeooo:rsid="002262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bookmark-start text:name="__DdeLink__12_3623280292"/>입사 식:</text:p>
      <text:p text:style-name="P1"><text:tab/><text:tab/>y = ix + inter</text:p>
      <text:p text:style-name="P1"><text:tab/>벽 식: </text:p>
      <text:p text:style-name="P2"><text:tab/><text:tab/>y = iwx + interw</text:p>
      <text:p text:style-name="P1"><text:tab/>점 두 개 :</text:p>
      <text:p text:style-name="P2"><text:tab/><text:tab/>(a, a * i + inter)</text:p>
      <text:p text:style-name="P2"><text:tab/><text:tab/>(b, b * i + inter)</text:p>
      <text:p text:style-name="P2"/>
      <text:p text:style-name="P4"><text:tab/><text:bookmark-start text:name="__DdeLink__16_3623280292"/><text:span text:style-name="T5">ka = (a + ((</text:span>a * i + inter<text:span text:style-name="T5">) – interw) * iw) / (1 + iw * iw)</text:span></text:p>
      <text:p text:style-name="P6"><text:span text:style-name="T1"><text:tab/>kb = </text:span><text:span text:style-name="T2">(</text:span><text:span text:style-name="T3">b</text:span><text:span text:style-name="T2"> + ((</text:span><text:span text:style-name="T3">b</text:span><text:span text:style-name="T1"> * i + inter</text:span><text:span text:style-name="T2">) – interw) * iw) / (1 + iw * iw)</text:span><text:bookmark-end text:name="__DdeLink__16_3623280292"/></text:p>
      <text:p text:style-name="P2"/>
      <text:p text:style-name="P2"><text:tab/>샘플 점 두 개: </text:p>
      <text:p text:style-name="P2"><text:tab/><text:tab/>(2 * ka – a, 2 * ka * iw – a * i + inter + 2 * interw)</text:p>
      <text:p text:style-name="P2"><text:tab/><text:tab/>(2 * kb – b, 2 * kb * iw – b * i + inter + 2 * interw)</text:p>
      <text:p text:style-name="P2"/>
      <text:p text:style-name="P2"/>
      <text:p text:style-name="P2">반사 식: </text:p>
      <text:p text:style-name="P2"/>
      <text:p text:style-name="P2"><text:tab/>inclination<text:span text:style-name="T4">R</text:span> = </text:p>
      <text:p text:style-name="P2">{(2 * ka * iw – a * i + inter + 2 * interw) - (2 * kb * iw – b * i + inter + 2 * interw)} / </text:p>
      <text:p text:style-name="P2">(2 * ka – a) - (2 * kb – b)}</text:p>
      <text:p text:style-name="P2"><text:tab/>y_intercept<text:span text:style-name="T4">R</text:span> = </text:p>
      <text:p text:style-name="P3"><text:span text:style-name="T4">(</text:span>2 * ka * iw – a * i + inter + 2 * interw<text:span text:style-name="T4">) – </text:span>inclination<text:span text:style-name="T4">R</text:span> * <text:span text:style-name="T4">(</text:span>2 * ka – a<text:span text:style-name="T4">)</text:span></text:p>
      <text:p text:style-name="P3"/>
      <text:p text:style-name="P2"><text:tab/>y = <text:s/><text:span text:style-name="T4">inclinationR * x + y_interceptR</text:span></text:p>
      <text:p text:style-name="P2"/>
      <text:p text:style-name="P2">입력: 입사식, 벽식</text:p>
      <text:p text:style-name="P5">return : inclinationR, y_interceptR</text:p>
      <text:p text:style-name="P2"><text:bookmark-end text:name="__DdeLink__12_362328029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6:52:15.082479809</meta:creation-date>
    <dc:date>2021-01-28T23:00:38.407578707</dc:date>
    <meta:editing-duration>PT4H34M38S</meta:editing-duration>
    <meta:editing-cycles>1</meta:editing-cycles>
    <meta:document-statistic meta:table-count="0" meta:image-count="0" meta:object-count="0" meta:page-count="1" meta:paragraph-count="21" meta:word-count="198" meta:character-count="648" meta:non-whitespace-character-count="443"/>
    <meta:generator>LibreOffice/6.4.6.2$Linux_X86_64 LibreOffice_project/40$Build-2</meta:generator>
  </office:meta>
</office:document-meta>
</file>